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fo:font-size="12pt" style:font-size-asian="12pt" style:font-size-complex="12pt"/>
    </style:style>
    <style:style style:name="P5" style:family="paragraph" style:parent-style-name="Standard">
      <style:paragraph-properties fo:margin-left="0in" fo:margin-right="0in" fo:line-height="130%" fo:text-indent="0in" style:auto-text-indent="false"/>
      <style:text-properties fo:color="#333333" fo:font-size="12pt" style:font-size-asian="12pt" style:font-size-complex="12pt" fo:background-color="#ffffff"/>
    </style:style>
    <style:style style:name="P6" style:family="paragraph" style:parent-style-name="Standard">
      <style:paragraph-properties fo:margin-left="0in" fo:margin-right="0in" fo:text-indent="0in" style:auto-text-indent="false"/>
      <style:text-properties style:font-name="Consolas" fo:font-size="10pt" style:font-name-asian="Consolas1" style:font-size-asian="10pt" style:font-name-complex="Consolas1" style:font-size-complex="10pt"/>
    </style:style>
    <style:style style:name="P7" style:family="paragraph" style:parent-style-name="Standard">
      <style:paragraph-properties fo:margin-left="0in" fo:margin-right="0in" fo:text-indent="0in" style:auto-text-indent="false"/>
      <style:text-properties fo:color="#980000" style:font-name="Consolas" fo:font-size="10pt" style:font-name-asian="Consolas1" style:font-size-asian="10pt" style:font-name-complex="Consolas1" style:font-size-complex="10pt"/>
    </style:style>
    <style:style style:name="P8" style:family="paragraph" style:parent-style-name="Standard">
      <style:paragraph-properties fo:margin-left="0in" fo:margin-right="0in" fo:text-indent="0in" style:auto-text-indent="false"/>
      <style:text-properties fo:font-size="18pt" style:font-size-asian="18pt" style:font-size-complex="18pt"/>
    </style:style>
    <style:style style:name="P9" style:family="paragraph" style:parent-style-name="Standard">
      <style:paragraph-properties fo:margin-left="0in" fo:margin-right="0in" fo:text-indent="0in" style:auto-text-indent="false"/>
      <style:text-properties fo:color="#24292e" style:font-name="Consolas" fo:font-size="10pt" style:font-name-asian="Consolas1" style:font-size-asian="10pt" style:font-name-complex="Consolas1" style:font-size-complex="10pt"/>
    </style:style>
    <style:style style:name="P10" style:family="paragraph" style:parent-style-name="Standard">
      <style:paragraph-properties fo:margin-left="0in" fo:margin-right="0in" fo:text-indent="0in" style:auto-text-indent="false"/>
      <style:text-properties fo:color="#24292e" fo:font-size="12pt" style:font-size-asian="12pt" style:font-size-complex="12pt"/>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5in" fo:margin-right="0in" fo:text-indent="0in" style:auto-text-indent="false"/>
      <style:text-properties fo:font-size="12pt" style:font-size-asian="12pt" style:font-size-complex="12pt"/>
    </style:style>
    <style:style style:name="P13"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14" style:family="paragraph" style:parent-style-name="Standard">
      <style:paragraph-properties fo:margin-left="0.5in" fo:margin-right="0in" fo:text-indent="0in" style:auto-text-indent="false"/>
      <style:text-properties style:font-name="Consolas" fo:font-size="10pt" style:font-name-asian="Consolas1" style:font-size-asian="10pt" style:font-name-complex="Consolas1" style:font-size-complex="10pt"/>
    </style:style>
    <style:style style:name="P15" style:family="paragraph" style:parent-style-name="Standard">
      <style:paragraph-properties fo:margin-left="1in" fo:margin-right="0in" fo:text-indent="0.5in" style:auto-text-indent="false"/>
    </style:style>
    <style:style style:name="P16" style:family="paragraph" style:parent-style-name="Standard">
      <style:paragraph-properties fo:margin-left="1in" fo:margin-right="0in" fo:text-indent="0.5in" style:auto-text-indent="false"/>
      <style:text-properties style:font-name="Consolas" fo:font-size="10pt" style:font-name-asian="Consolas1" style:font-size-asian="10pt" style:font-name-complex="Consolas1" style:font-size-complex="10pt"/>
    </style:style>
    <style:style style:name="P17" style:family="paragraph" style:parent-style-name="Standard">
      <style:paragraph-properties fo:margin-left="1.5in" fo:margin-right="0in" fo:text-indent="0in" style:auto-text-indent="false"/>
    </style:style>
    <style:style style:name="P18" style:family="paragraph" style:parent-style-name="Standard">
      <style:paragraph-properties fo:margin-left="1.5in" fo:margin-right="0in" fo:line-height="130%" fo:text-indent="0in" style:auto-text-indent="false"/>
    </style:style>
    <style:style style:name="P19" style:family="paragraph" style:parent-style-name="Standard" style:list-style-name="WWNum2">
      <style:paragraph-properties fo:margin-left="1in" fo:margin-right="0in" fo:text-indent="-0.25in" style:auto-text-indent="false"/>
    </style:style>
    <style:style style:name="P20" style:family="paragraph" style:parent-style-name="Standard">
      <style:paragraph-properties fo:margin-left="1in" fo:margin-right="0in" fo:text-indent="0in" style:auto-text-indent="false"/>
    </style:style>
    <style:style style:name="P21" style:family="paragraph" style:parent-style-name="Standard">
      <style:paragraph-properties fo:margin-left="1.4756in" fo:margin-right="0in" fo:text-indent="0in" style:auto-text-indent="false"/>
    </style:style>
    <style:style style:name="P22" style:family="paragraph" style:parent-style-name="Standard">
      <style:paragraph-properties fo:margin-left="1.4756in" fo:margin-right="0in" fo:text-indent="0in" style:auto-text-indent="false"/>
      <style:text-properties style:font-name="Consolas" fo:font-size="9pt" style:font-name-asian="Consolas1" style:font-size-asian="9pt" style:font-name-complex="Consolas1" style:font-size-complex="9pt"/>
    </style:style>
    <style:style style:name="P23" style:family="paragraph" style:parent-style-name="Standard">
      <style:paragraph-properties fo:margin-left="1.4756in" fo:margin-right="0in" fo:text-indent="0in" style:auto-text-indent="false"/>
      <style:text-properties style:font-name="Consolas" fo:font-size="10pt" style:font-name-asian="Consolas1" style:font-size-asian="10pt" style:font-name-complex="Consolas1" style:font-size-complex="10pt"/>
    </style:style>
    <style:style style:name="P24" style:family="paragraph" style:parent-style-name="Standard">
      <style:paragraph-properties fo:margin-left="1.4756in" fo:margin-right="0in" fo:line-height="130%" fo:text-indent="0in" style:auto-text-indent="false"/>
    </style:style>
    <style:style style:name="P25" style:family="paragraph" style:parent-style-name="Standard">
      <style:paragraph-properties fo:margin-left="0.5in" fo:margin-right="0in" fo:text-indent="0.5in" style:auto-text-indent="false"/>
    </style:style>
    <style:style style:name="P26" style:family="paragraph" style:parent-style-name="Standard">
      <style:paragraph-properties fo:margin-left="0.5in" fo:margin-right="0in" fo:line-height="130%" fo:text-indent="0.5in" style:auto-text-indent="false"/>
    </style:style>
    <style:style style:name="P27" style:family="paragraph" style:parent-style-name="Standard">
      <style:paragraph-properties fo:margin-left="0in" fo:margin-right="0in" fo:text-indent="0.5in" style:auto-text-indent="false"/>
    </style:style>
    <style:style style:name="P28" style:family="paragraph" style:parent-style-name="Standard">
      <style:paragraph-properties fo:margin-left="0.9839in" fo:margin-right="0in" fo:text-indent="0in" style:auto-text-indent="false"/>
    </style:style>
    <style:style style:name="P29" style:family="paragraph" style:parent-style-name="Standard">
      <style:paragraph-properties fo:margin-left="0.9839in" fo:margin-right="0in" fo:text-indent="0in" style:auto-text-indent="false"/>
      <style:text-properties style:font-name="Consolas" fo:font-size="10pt" style:font-name-asian="Consolas1" style:font-size-asian="10pt" style:font-name-complex="Consolas1" style:font-size-complex="10pt"/>
    </style:style>
    <style:style style:name="P30" style:family="paragraph" style:parent-style-name="Standard">
      <style:paragraph-properties fo:margin-left="0.9839in" fo:margin-right="0in" fo:text-indent="0in" style:auto-text-indent="false"/>
      <style:text-properties fo:font-size="12pt" style:font-size-asian="12pt" style:font-size-complex="12pt"/>
    </style:style>
    <style:style style:name="P31" style:family="paragraph" style:parent-style-name="Standard">
      <style:paragraph-properties fo:margin-left="0.8854in" fo:margin-right="0in" fo:text-indent="0in" style:auto-text-indent="false"/>
    </style:style>
    <style:style style:name="P32" style:family="paragraph" style:parent-style-name="Standard">
      <style:paragraph-properties fo:margin-left="0.8854in" fo:margin-right="0in" fo:text-indent="0in" style:auto-text-indent="false"/>
      <style:text-properties style:font-name="Consolas" fo:font-size="10pt" style:font-name-asian="Consolas1" style:font-size-asian="10pt" style:font-name-complex="Consolas1" style:font-size-complex="10pt"/>
    </style:style>
    <style:style style:name="P33" style:family="paragraph" style:parent-style-name="Standard" style:master-page-name="Standard">
      <style:paragraph-properties style:page-number="1"/>
    </style:style>
    <style:style style:name="T1" style:family="text">
      <style:text-properties fo:font-size="24pt" style:font-size-asian="24pt" style:font-size-complex="24pt"/>
    </style:style>
    <style:style style:name="T2" style:family="text">
      <style:text-properties fo:font-size="12pt" style:font-size-asian="12pt" style:font-size-complex="12pt"/>
    </style:style>
    <style:style style:name="T3" style:family="text">
      <style:text-properties fo:font-size="12pt" style:text-underline-style="none"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style:font-name="Consolas" fo:font-size="12pt" style:font-name-asian="Consolas1" style:font-size-asian="12pt" style:font-name-complex="Consolas1" style:font-size-complex="12pt"/>
    </style:style>
    <style:style style:name="T6" style:family="text">
      <style:text-properties style:font-name="Consolas" fo:font-size="10pt" style:font-name-asian="Consolas1" style:font-size-asian="10pt" style:font-name-complex="Consolas1" style:font-size-complex="10pt"/>
    </style:style>
    <style:style style:name="T7" style:family="text">
      <style:text-properties style:font-name="Consolas" fo:font-size="9pt" style:font-name-asian="Consolas1" style:font-size-asian="9pt" style:font-name-complex="Consolas1" style:font-size-complex="9pt"/>
    </style:style>
    <style:style style:name="T8" style:family="text">
      <style:text-properties fo:color="#333333" style:font-name="Courier New" fo:font-size="10.5pt" fo:font-style="italic" style:font-name-asian="Courier New1" style:font-size-asian="10.5pt" style:font-style-asian="italic" style:font-name-complex="Courier New1" style:font-size-complex="10.5pt" fo:background-color="#ffffff"/>
    </style:style>
    <style:style style:name="T9" style:family="text">
      <style:text-properties fo:color="#333333" fo:font-size="12pt" style:font-size-asian="12pt" style:font-size-complex="12pt" fo:background-color="#ffffff"/>
    </style:style>
    <style:style style:name="T10" style:family="text">
      <style:text-properties fo:color="#333333" style:font-name="Consolas" fo:font-size="10pt" style:font-name-asian="Consolas1" style:font-size-asian="10pt" style:font-name-complex="Consolas1" style:font-size-complex="10pt" fo:background-color="#ffffff"/>
    </style:style>
    <style:style style:name="T11" style:family="text">
      <style:text-properties fo:color="#980000" style:font-name="Consolas" fo:font-size="10pt" style:font-name-asian="Consolas1" style:font-size-asian="10pt" style:font-name-complex="Consolas1" style:font-size-complex="10pt"/>
    </style:style>
    <style:style style:name="T12" style:family="text">
      <style:text-properties fo:font-size="14pt" style:font-size-asian="14pt" style:font-size-complex="14pt"/>
    </style:style>
    <style:style style:name="T13" style:family="text">
      <style:text-properties fo:color="#1155cc" style:font-name="Consolas" fo:font-size="10pt" style:text-underline-style="solid" style:text-underline-width="auto" style:text-underline-color="font-color" style:font-name-asian="Consolas1" style:font-size-asian="10pt" style:font-name-complex="Consolas1" style:font-size-complex="10pt"/>
    </style:style>
    <style:style style:name="T14" style:family="text">
      <style:text-properties fo:font-size="18pt" style:font-size-asian="18pt" style:font-size-complex="18pt"/>
    </style:style>
    <style:style style:name="T15" style:family="text">
      <style:text-properties fo:color="#24292e" style:font-name="Consolas" fo:font-size="10pt" style:font-name-asian="Consolas1" style:font-size-asian="10pt" style:font-name-complex="Consolas1" style:font-size-complex="10pt"/>
    </style:style>
    <style:style style:name="T16" style:family="text">
      <style:text-properties fo:color="#24292e" fo:font-size="12pt" style:font-size-asian="12pt" style:font-size-complex="12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1">Implementación de Sakai 12.6</text:span></text:p>
      <text:p text:style-name="P1"/>
      <text:p text:style-name="P1"/>
      <text:p text:style-name="Standard"><text:span text:style-name="T2">Codigo de Instalacion y archivos necesarios.</text:span></text:p>
      <text:p text:style-name="P1"/>
      <text:list xml:id="list3195039234" text:style-name="WWNum1">
        <text:list-item>
          <text:p text:style-name="P2"><text:span text:style-name="T2">jdk 1.8.0</text:span></text:p>
        </text:list-item>
        <text:list-item>
          <text:p text:style-name="P2"><text:span text:style-name="T2">Apache tomcat 8.5.36</text:span></text:p>
        </text:list-item>
        <text:list-item>
          <text:p text:style-name="P2"><text:span text:style-name="T2">apache-maven 3.5 o superior</text:span></text:p>
        </text:list-item>
        <text:list-item>
          <text:p text:style-name="P2"><text:span text:style-name="T2">git </text:span></text:p>
        </text:list-item>
      </text:list>
      <text:p text:style-name="P4"/>
      <text:p text:style-name="P12"/>
      <text:p text:style-name="P11"><text:span text:style-name="T2">Creando logs de Implementación.</text:span></text:p>
      <text:p text:style-name="P11"><text:span text:style-name="T5"><text:tab/>-<text:tab/></text:span><text:span text:style-name="T2">crear carpetas de instalación y archivos de logs de implementación</text:span><office:annotation office:name="__Annotation__13_3542370295"><dc:creator>Izxxc Florez</dc:creator><dc:date>2019-04-02T14:45:57</dc:date><text:p><text:span text:style-name="T17">acceda como usuario root </text:span></text:p><text:p><text:span text:style-name="T17">"sudo su"</text:span></text:p></office:annotation></text:p>
      <text:p text:style-name="P11"><office:annotation-end office:name="__Annotation__13_3542370295"/><text:span text:style-name="T5"><text:tab/><text:tab/></text:span><text:span text:style-name="T6">mkdir /sakai0;</text:span><office:annotation office:name="__Annotation__19_3542370295"><dc:creator>Izxxc Florez</dc:creator><dc:date>2019-04-02T15:03:33</dc:date><text:p><text:span text:style-name="T17">/sakai0 es la carpeta donde se realizara la implementacion de sakai 12</text:span></text:p><text:p><text:span text:style-name="T17">Puede cambiar el nombre de la carpeta teniendo en cuenta en cambiarlo en todas las lineas de comando de instalación</text:span></text:p></office:annotation></text:p>
      <text:p text:style-name="P15"><office:annotation-end office:name="__Annotation__19_3542370295"/><text:span text:style-name="T6">mkdir /sakai0/logs-implementacion;</text:span></text:p>
      <text:p text:style-name="P15"><text:span text:style-name="T6">cd /sakai0/logs-implementacion;</text:span></text:p>
      <text:p text:style-name="P17"><text:span text:style-name="T6">touch git-sakai.log wget-jtm.log apt.log x-jdk.log x-tomcat.log x-mysql.log ins-sakai.log imp-sakai.log;</text:span></text:p>
      <text:p text:style-name="P15"><text:span text:style-name="T6">cd /sakai0;</text:span></text:p>
      <text:p text:style-name="P3"><text:span text:style-name="T2"><office:annotation office:name="__Annotation__28_3542370295"><dc:creator>Izxxc Florez</dc:creator><dc:date>2019-04-02T15:30:16</dc:date><text:p><text:span text:style-name="T17">Es recomendable verificar los Links de Descarga, puede que se hallan actualizado</text:span></text:p></office:annotation></text:span><text:span text:style-name="T2"><text:tab/>Descargar archivos necesarios </text:span><office:annotation-end office:name="__Annotation__28_3542370295"/></text:p>
      <text:list xml:id="list2269964691" text:style-name="WWNum2">
        <text:list-item>
          <text:p text:style-name="P19"><text:span text:style-name="T2">Es recomendable hacer actualización del sistema de archivos y OS</text:span></text:p>
        </text:list-item>
      </text:list>
      <text:p text:style-name="P20"><text:soft-page-break/><text:span text:style-name="T5">apt-get update</text:span></text:p>
      <text:p text:style-name="P20"><text:span text:style-name="T5">apt-get upgrade</text:span></text:p>
      <text:p text:style-name="P3"><text:span text:style-name="T5"><text:tab/><text:tab/></text:span></text:p>
      <text:p text:style-name="P11"><text:span text:style-name="T2"><text:tab/>-<text:tab/>JDK 1.8.0</text:span></text:p>
      <text:p text:style-name="P21"><text:span text:style-name="T6"><text:tab/>wget --no-check-certificate --no-cookies --header "Cookie: oraclelicense=accept-securebackup-cookie" https://download.oracle.com/otn-pub/java/jdk/8u201-b09/42970487e3af4f5aa5bca3f542482c60/jdk-8u201-linux-x64.tar.gz <text:s/>&gt; /sakai0/logs-implementacion/wget-jtm.log;</text:span></text:p>
      <text:p text:style-name="P22"/>
      <text:p text:style-name="P26"><text:span text:style-name="T8">-<text:tab/></text:span><text:span text:style-name="T9">Instalacion de Maven, Git, MySql(Solo si se instalara la BD localnebte )y otros archivos. </text:span></text:p>
      <text:p text:style-name="P18"><text:span text:style-name="T10">apt-get install maven git php mysql-server &gt; /sakai0/logs-implementacion/apt.log; </text:span></text:p>
      <text:p text:style-name="P5"/>
      <text:p text:style-name="P15"><text:span text:style-name="T2">verificación de maven </text:span></text:p>
      <text:p text:style-name="P15"><text:span text:style-name="T6">mvn -version </text:span></text:p>
      <text:p text:style-name="P13"/>
      <text:p text:style-name="P21"><text:span text:style-name="T8">Apache Maven 3.2.5 (45f7c06d68e745d05611f7fd14efb6594181933e; 2014-06-17T09:51:42-04:00)</text:span></text:p>
      <text:p text:style-name="P21"><text:span text:style-name="T8">Maven home: /usr/local/apache-maven-3.2.5</text:span></text:p>
      <text:p text:style-name="P21"><text:span text:style-name="T8">Java version: 1.8.0_111, vendor: Oracle Corporation</text:span></text:p>
      <text:p text:style-name="P21"><text:span text:style-name="T8">Java home: /usr/lib/jvm/java-8-openjdk-amd64/jre</text:span></text:p>
      <text:p text:style-name="P21"><text:span text:style-name="T8">Default locale: en_US, platform encoding: UTF-8</text:span></text:p>
      <text:p text:style-name="P24"><text:span text:style-name="T8">OS name: "linux", version: "3.13.0-30-generic", arch: "amd64", family: "unix"</text:span></text:p>
      <text:p text:style-name="P12"/>
      <text:p text:style-name="P11"><text:span text:style-name="T2"><text:s/></text:span></text:p>
      <text:p text:style-name="P3"><text:span text:style-name="T2"><text:s/><text:tab/><text:tab/>-<text:tab/>Tomcat 8.5.38</text:span></text:p>
      <text:p text:style-name="P21"><text:soft-page-break/><text:span text:style-name="T2"><text:tab/></text:span><text:span text:style-name="T6">wget https://www-us.apache.org/dist/tomcat/tomcat-8/v8.5.38/bin/apache-tomcat-8.5.38.tar.gz https://www.apache.org/dist/tomcat/tomcat-8/v8.5.38/bin/apache-tomcat-8.5.38.tar.gz.sha512 <text:s/>&gt;&gt; /sakai0/logs-implementacion/wget-jtm.log;</text:span></text:p>
      <text:p text:style-name="P4"/>
      <text:p text:style-name="P3"><text:span text:style-name="T2"><text:tab/><text:tab/>-<text:tab/>Conector de MySql</text:span></text:p>
      <text:p text:style-name="P21"><text:span text:style-name="T2"><text:tab/></text:span><text:span text:style-name="T6">wget https://dev.mysql.com/get/Downloads/Connector-J/mysql-connector-java-5.1.39.tar.gz &gt;&gt; /sakai0/logs-implementacion/wget-jtm.log;</text:span></text:p>
      <text:p text:style-name="P21"><text:span text:style-name="T6">tar xzvf mysql-connector-java-5.1.39.tar.gz <text:s/>&gt;&gt; /sakai0/logs-implementacion/x-mysql.log;</text:span></text:p>
      <text:p text:style-name="P23"/>
      <text:p text:style-name="P3"><text:span text:style-name="T6"><text:tab/><text:tab/></text:span><text:span text:style-name="T2">- <text:s/><text:tab/>Sakai 12.6 </text:span></text:p>
      <text:p text:style-name="P15"><text:span text:style-name="T6">git clone -b 12.6 https://github.com/sakaiproject/sakai.git &gt; /sakai0/logs-implementacion/git-sakai.log;</text:span></text:p>
      <text:p text:style-name="P16"/>
      <text:p text:style-name="P27"><text:span text:style-name="T2">Configuración de </text:span><text:span text:style-name="T2"><office:annotation office:name="__Annotation__79_3542370295"><dc:creator>Izxxc Florez</dc:creator><dc:date>2019-04-02T18:16:56</dc:date><text:p><text:span text:style-name="T17">verificar los nombre de los paquetes que coincidan con los que se han descargado.</text:span></text:p></office:annotation></text:span><text:span text:style-name="T2">JDK</text:span><office:annotation-end office:name="__Annotation__79_3542370295"/><text:span text:style-name="T2"> </text:span></text:p>
      <text:p text:style-name="P28"><text:span text:style-name="T6">tar xzvf jdk-8u201-linux-x64.tar.gz <text:s/>&gt; /sakai0/logs-implementacion/x-jdk.log;</text:span></text:p>
      <text:p text:style-name="P28"><text:span text:style-name="T6">update-alternatives --install /usr/bin/java java /sakai0/jdk1.8.0_201/bin/java 1110;</text:span></text:p>
      <text:p text:style-name="P28"><text:span text:style-name="T6">update-alternatives --install /usr/bin/javac javac /sakai0/jdk1.8.0_201/bin/javac 1110;</text:span></text:p>
      <text:p text:style-name="P3"><text:span text:style-name="T2"><text:tab/>Configurando Tomcat</text:span></text:p>
      <text:p text:style-name="P3"><text:span text:style-name="T2"><text:tab/><text:tab/></text:span><text:span text:style-name="T6">tar xzvf apache-tomcat-8.5.38.tar.gz &gt; /sakai0/logs-implementacion/x-tomcat.log;</text:span></text:p>
      <text:p text:style-name="P25"><text:span text:style-name="T6">ln -nsf apache-tomcat-8.5.38 tomcat;</text:span></text:p>
      <text:p text:style-name="P11"><text:span text:style-name="T2">Configurando Variables de </text:span><text:span text:style-name="T2"><office:annotation office:name="__Annotation__94_3542370295"><dc:creator>Izxxc Florez</dc:creator><dc:date>2019-04-02T18:16:55</dc:date><text:p><text:span text:style-name="T17">Verificar las rutas de instalacion</text:span></text:p></office:annotation></text:span><text:span text:style-name="T2">Entorno</text:span><office:annotation-end office:name="__Annotation__94_3542370295"/></text:p>
      <text:p text:style-name="P28"><text:span text:style-name="T6">export JAVA_HOME=/sakai0/jdk1.8.0_201;</text:span></text:p>
      <text:p text:style-name="P28"><text:span text:style-name="T6">export CATALINA_HOME=/sakai0/tomcat;</text:span></text:p>
      <text:p text:style-name="P28"><text:span text:style-name="T6">export PATH=${PATH}:${JAVA_HOME}/bin/:${CATALINA_HOME}/bin;</text:span></text:p>
      <text:p text:style-name="P28"><text:span text:style-name="T6">export MAVEN_OPTS='-Xms512m -Xmx1024m -Djava.util.Arrays.useLegacyMergeSort=true'</text:span></text:p>
      <text:p text:style-name="P29"><text:soft-page-break/></text:p>
      <text:p text:style-name="P3"><text:span text:style-name="T6"><text:tab/></text:span><text:span text:style-name="T7">-<text:tab/></text:span><text:span text:style-name="T2">verificación de java </text:span></text:p>
      <text:p text:style-name="P15"><text:span text:style-name="T4">java -version </text:span></text:p>
      <text:p text:style-name="P15"><text:span text:style-name="T8">java version "1.8.0_201"</text:span></text:p>
      <text:p text:style-name="P15"><text:span text:style-name="T8">Java(TM) SE Runtime Environment (build 1.8.0_31-b13)</text:span></text:p>
      <text:p text:style-name="P18"><text:span text:style-name="T8">Java HotSpot(TM) 64-Bit Server VM (build 25.31-b07, mixed mode)</text:span></text:p>
      <text:p text:style-name="P3"><text:span text:style-name="T6"><text:tab/></text:span><text:span text:style-name="T2">Configurando archivo sentev.sh</text:span></text:p>
      <text:p text:style-name="P29"/>
      <text:p text:style-name="P28"><text:span text:style-name="T6">touch /sakai0/tomcat/bin/setenv.sh;</text:span></text:p>
      <text:p text:style-name="P28"><text:span text:style-name="T6">cat &gt; /sakai0/tomcat/bin/setenv.sh &lt;&lt;EOF</text:span></text:p>
      <text:p text:style-name="P28"><text:span text:style-name="T6">&gt;linea</text:span></text:p>
      <text:p text:style-name="P28"><text:span text:style-name="T6">&gt;linea</text:span></text:p>
      <text:p text:style-name="P28"><text:span text:style-name="T6">EOF</text:span></text:p>
      <text:p text:style-name="P28"><text:span text:style-name="T6"><text:tab/>sed -i '1c #! /bin/sh' /sakai0/tomcat/bin/setenv.sh;</text:span></text:p>
      <text:p text:style-name="P28"><text:span text:style-name="T6">sed -i "2c export JAVA_OPTS='-server -Xms512m -Xmx1024m -XX:PermSize=128m -XX:NewSize=192m -XX:MaxNewSize=384m -Djava.awt.headless=true -Dhttp.agent=Sakai -Dorg.apache.jasper.compiler.Parser.STRICT_QUOTE_ESCAPING=false -Dsun.lang.ClassLoader.allowArraySyntax=true -Djava.util.Arrays.useLegacyMergeSort=true -Dsakai.demo=true'" /sakai0/tomcat/bin/setenv.sh;</text:span></text:p>
      <text:p text:style-name="P6"/>
      <text:p text:style-name="P3"><text:span text:style-name="T6"><text:tab/></text:span><text:span text:style-name="T2">Eliminado webapps de tomcat</text:span></text:p>
      <text:p text:style-name="P25"><text:span text:style-name="T6">rm -rf /sakai0/tomcat/webapps/*;</text:span></text:p>
      <text:p text:style-name="P14"/>
      <text:p text:style-name="P11"><text:span text:style-name="T2">Agregando Puerto y codificación UTF8</text:span></text:p>
      <text:p text:style-name="P28"><text:span text:style-name="T6">sed -i "22c &lt;Server port=\"`echo </text:span><text:span text:style-name="T6"><office:annotation office:name="__Annotation__125_3542370295"><dc:creator>Izxxc Florez</dc:creator><dc:date>2019-04-02T18:28:04</dc:date><text:p><text:span text:style-name="T17">Puerto de Apagado Pred: 8005</text:span></text:p></office:annotation></text:span><text:span text:style-name="T6">8005</text:span><office:annotation-end office:name="__Annotation__125_3542370295"/><text:span text:style-name="T6">`\" shutdown=\"SHUTDOWN\"&gt;" /sakai0/tomcat/conf/server.xml; </text:span></text:p>
      <text:p text:style-name="P28"><text:soft-page-break/><text:span text:style-name="T6">sed -i "69c \ <text:s text:c="3"/>&lt;Connector port=\"`echo </text:span><text:span text:style-name="T6"><office:annotation office:name="__Annotation__131_3542370295"><dc:creator>Izxxc Florez</dc:creator><dc:date>2019-04-02T18:28:03</dc:date><text:p><text:span text:style-name="T17">Puerto de Conexion de tomcat Pred: 8080</text:span></text:p></office:annotation></text:span><text:span text:style-name="T6">8080</text:span><office:annotation-end office:name="__Annotation__131_3542370295"/><text:span text:style-name="T6">`\" protocol=\"HTTP/1.1\"" /sakai0/tomcat/conf/server.xml; </text:span></text:p>
      <text:p text:style-name="P28"><text:span text:style-name="T6">sed -i '70i \\t <text:s text:c="6"/>URIEncoding="UTF-8"' /sakai0/tomcat/conf/server.xml; </text:span></text:p>
      <text:p text:style-name="P28"><text:span text:style-name="T6">sed -i "72c \ <text:s text:c="14"/>redirectPort=\"`echo 8443`\" /&gt;" /sakai0/tomcat/conf/server.xml; </text:span></text:p>
      <text:p text:style-name="P28"><text:span text:style-name="T6">sed -i "92c \ <text:s text:c="3"/>&lt;Connector port=\"`echo </text:span><text:span text:style-name="T6"><office:annotation office:name="__Annotation__139_3542370295"><dc:creator>Izxxc Florez</dc:creator><dc:date>2019-04-02T18:29:15</dc:date><text:p><text:span text:style-name="T17">Puerto de entra de peticiones Pred: 8009</text:span></text:p></office:annotation></text:span><text:span text:style-name="T6">8009</text:span><office:annotation-end office:name="__Annotation__139_3542370295"/><text:span text:style-name="T6">`\" protocol=\"AJP/1.3\" redirectPort=\"`echo 8443`\" /&gt;" /sakai0/tomcat/conf/server.xml; </text:span></text:p>
      <text:p text:style-name="P12"/>
      <text:p text:style-name="P11"><text:span text:style-name="T2">Agregando Configuracion de catalina.properties</text:span></text:p>
      <text:p text:style-name="P28"><text:span text:style-name="T6">sed -i '53c common.loader="${catalina.base}/lib","${catalina.base}/lib/*.jar","${catalina.home}/lib","${catalina.home}/lib/*.jar","${catalina.base}/common/classes/","${catalina.base}/common/lib/*.jar"' /sakai0/tomcat/conf/catalina.properties;</text:span></text:p>
      <text:p text:style-name="P28"><text:span text:style-name="T6">sed -i '71c server.loader="${catalina.base}/server/classes/","${catalina.base}/server/lib/*.jar"' /sakai0/tomcat/conf/catalina.properties;</text:span></text:p>
      <text:p text:style-name="P28"><text:span text:style-name="T6">sed -i '90c shared.loader="${catalina.base}/shared/classes/","${catalina.base}/shared/lib/*.jar"' /sakai0/tomcat/conf/catalina.properties;</text:span></text:p>
      <text:p text:style-name="P6"/>
      <text:p text:style-name="P3"><text:span text:style-name="T6"><text:tab/></text:span><text:span text:style-name="T2">Aumentar iniciación de tomcat</text:span></text:p>
      <text:p text:style-name="P28"><text:span text:style-name="T6"><text:tab/>sed -i '29a \ <text:s text:c="3"/>&lt;JarScanner&gt; &lt;JarScanFilter defaultPluggabilityScan="false" defaultTldScan="false" tldScan="jsf-impl-*.jar,jsf-widgets-*.jar,myfaces-impl-*.jar,pluto-taglib-*.jar,sakai-sections-app-util-*.jar,spring-webmvc-*.jar,standard-*.jar,tomahawk*.jar,tomahawk-*.jar"/&gt; <text:s/>&lt;/JarScanner&gt;' /sakai0/tomcat/conf/context.xml;</text:span></text:p>
      <text:p text:style-name="P29"/>
      <text:p text:style-name="P3"><text:span text:style-name="T6"><text:tab/></text:span><text:span text:style-name="T2">Agregar conector MySql</text:span></text:p>
      <text:p text:style-name="P3"><text:span text:style-name="T6"><text:tab/><text:tab/>cp /sakai0/mysql-connector-java-5.1.39/mysql-connector-java-5.1.39-bin.jar /sakai0/tomcat/lib/mysql-connector-java-5.1.39-bin.jar;</text:span></text:p>
      <text:p text:style-name="P3"><text:span text:style-name="T6"><text:tab/></text:span></text:p>
      <text:p text:style-name="P3"><text:span text:style-name="T6"><text:tab/></text:span><text:span text:style-name="T2">Configurar Base de datos </text:span><text:span text:style-name="T2"><office:annotation office:name="__Annotation__160_3542370295"><dc:creator>Izxxc Florez</dc:creator><dc:date>2019-04-02T18:45:46</dc:date><text:p><text:span text:style-name="T17">Letras Rojas son los comandos a ingresar</text:span></text:p></office:annotation></text:span><text:span text:style-name="T2">Local</text:span><office:annotation-end office:name="__Annotation__160_3542370295"/></text:p>
      <text:p text:style-name="P28"><text:span text:style-name="T11">mysql -u root -p</text:span></text:p>
      <text:p text:style-name="P28"><text:span text:style-name="T6">Enter password: </text:span></text:p>
      <text:p text:style-name="P28"><text:span text:style-name="T6">mysql&gt; </text:span><text:span text:style-name="T11">create database </text:span><text:span text:style-name="T11"><office:annotation office:name="__Annotation__168_3542370295"><dc:creator>Izxxc Florez</dc:creator><dc:date>2019-04-02T18:44:02</dc:date><text:p><text:span text:style-name="T17">Nombre de la Base de Datos</text:span></text:p></office:annotation></text:span><text:span text:style-name="T11">sakaidatabase</text:span><office:annotation-end office:name="__Annotation__168_3542370295"/><text:span text:style-name="T11"> default character set utf8;</text:span></text:p>
      <text:p text:style-name="P28"><text:span text:style-name="T6">Query OK, 1 row affected (0.00 sec)</text:span></text:p>
      <text:p text:style-name="P29"><text:soft-page-break/></text:p>
      <text:p text:style-name="P28"><text:span text:style-name="T6">mysql&gt; </text:span><text:span text:style-name="T11">grant all on sakaidatabase.* to </text:span><text:span text:style-name="T11"><office:annotation office:name="__Annotation__176_3542370295"><dc:creator>Izxxc Florez</dc:creator><dc:date>2019-04-02T18:44:14</dc:date><text:p><text:span text:style-name="T17">Usuario de Base de Datos</text:span></text:p></office:annotation></text:span><text:span text:style-name="T11">sakaiuser</text:span><office:annotation-end office:name="__Annotation__176_3542370295"/><text:span text:style-name="T11">@'localhost' identified by '</text:span><text:span text:style-name="T11"><office:annotation office:name="__Annotation__181_3542370295"><dc:creator>Izxxc Florez</dc:creator><dc:date>2019-04-02T18:44:52</dc:date><text:p><text:span text:style-name="T17">PassWord de Base de Datos</text:span></text:p></office:annotation></text:span><text:span text:style-name="T11">sakaipassword</text:span><office:annotation-end office:name="__Annotation__181_3542370295"/><text:span text:style-name="T11">';</text:span></text:p>
      <text:p text:style-name="P28"><text:span text:style-name="T6">Query OK, 0 rows affected (0.00 sec</text:span></text:p>
      <text:p text:style-name="P29"/>
      <text:p text:style-name="P28"><text:span text:style-name="T6">mysql&gt; </text:span><text:span text:style-name="T11">grant all on sakaidatabase.* to sakaiuser@'127.0.0.1' identified by 'sakaipassword';</text:span></text:p>
      <text:p text:style-name="P28"><text:span text:style-name="T6">Query OK, 0 rows affected (0.00 sec)</text:span></text:p>
      <text:p text:style-name="P29"/>
      <text:p text:style-name="P28"><text:span text:style-name="T6">mysql&gt; </text:span><text:span text:style-name="T11">flush privileges;</text:span></text:p>
      <text:p text:style-name="P28"><text:span text:style-name="T6">Query OK, 0 rows affected (0.00 sec)</text:span></text:p>
      <text:p text:style-name="P29"/>
      <text:p text:style-name="P28"><text:span text:style-name="T6">mysql&gt; </text:span><text:span text:style-name="T11">quit;</text:span></text:p>
      <text:p text:style-name="P7"/>
      <text:p text:style-name="P3"><text:span text:style-name="T11"><text:tab/></text:span><text:span text:style-name="T2">Compilando Sakai</text:span></text:p>
      <text:p text:style-name="P28"><text:span text:style-name="T6">cd /sakai0/sakai/master;</text:span></text:p>
      <text:p text:style-name="P28"><text:span text:style-name="T6">mvn clean install &gt; /sakai0/logs-implementacion/ins-sakai.log;</text:span></text:p>
      <text:p text:style-name="P29"/>
      <text:p text:style-name="P28"><text:span text:style-name="T6">cd /sakai0/sakai;</text:span></text:p>
      <text:p text:style-name="P28"><text:span text:style-name="T6">mvn clean install sakai:deploy -Dmaven.tomcat.home=/sakai0/tomcat -Dsakai.home=/sakai0/tomcat/sakai -Djava.net.preferIPv4Stack=true -Dmaven.test.skip=true &gt; /sakai0/logs-implementacion/imp-sakai.log;</text:span></text:p>
      <text:p text:style-name="P6"/>
      <text:p text:style-name="P3"><text:span text:style-name="T11"><text:tab/></text:span><text:span text:style-name="T2">Creando archivo sakai.properties</text:span></text:p>
      <text:p text:style-name="P28"><text:span text:style-name="T6">mkdir /sakai0/tomcat/sakai;</text:span></text:p>
      <text:p text:style-name="P28"><text:soft-page-break/><text:span text:style-name="T6">touch /sakai0/tomcat/sakai/sakai.properties;</text:span></text:p>
      <text:p text:style-name="P29"/>
      <text:p text:style-name="P28"><text:span text:style-name="T6">cp /sakai0/sakai/config/configuration/bundles/src/bundle/org/sakaiproject/config/bundle/default.sakai.properties /sakai0/tomcat/sakai/sakai.properties;</text:span></text:p>
      <text:p text:style-name="P28"><text:span text:style-name="T6">chown ubuntu /sakai0/tomcat/sakai/sakai.properties;</text:span></text:p>
      <text:p text:style-name="P28"><text:span text:style-name="T6">chmod 775 /sakai0/tomcat/sakai/sakai.properties;</text:span></text:p>
      <text:p text:style-name="P6"/>
      <text:p text:style-name="P27"><text:span text:style-name="T2">configurando archivo sakai.properties</text:span></text:p>
      <text:p text:style-name="P6"/>
      <text:p text:style-name="P28"><text:span text:style-name="T6">sed -i "3199c wsetup.home.toolids.count=5" /sakai0/tomcat/sakai/sakai.properties;</text:span></text:p>
      <text:p text:style-name="P28"><text:span text:style-name="T6">sed -i "3200c wsetup.home.toolids.1=sakai.iframe.site" /sakai0/tomcat/sakai/sakai.properties;</text:span></text:p>
      <text:p text:style-name="P28"><text:span text:style-name="T6">sed -i "3201c wsetup.home.toolids.2=sakai.synoptic.announcement" /sakai0/tomcat/sakai/sakai.properties;</text:span></text:p>
      <text:p text:style-name="P28"><text:span text:style-name="T6">sed -i "3202c wsetup.home.toolids.3=sakai.summary.calendar" /sakai0/tomcat/sakai/sakai.properties;</text:span></text:p>
      <text:p text:style-name="P28"><text:span text:style-name="T6">sed -i "3203c wsetup.home.toolids.4=sakai.synoptic.messagecenter" /sakai0/tomcat/sakai/sakai.properties;</text:span></text:p>
      <text:p text:style-name="P28"><text:span text:style-name="T6">sed -i "3204c wsetup.home.toolids.5=sakai.synoptic.chat" /sakai0/tomcat/sakai/sakai.properties;</text:span></text:p>
      <text:p text:style-name="P28"><text:span text:style-name="T6">sed -i "3205c wsetup.home.toolids.course.count=5" /sakai0/tomcat/sakai/sakai.properties;</text:span></text:p>
      <text:p text:style-name="P28"><text:span text:style-name="T6">sed -i "3206c wsetup.home.toolids.course.1=sakai.iframe.site" /sakai0/tomcat/sakai/sakai.properties;</text:span></text:p>
      <text:p text:style-name="P28"><text:span text:style-name="T6">sed -i "3207c wsetup.home.toolids.course.2=sakai.synoptic.announcement" /sakai0/tomcat/sakai/sakai.properties;</text:span></text:p>
      <text:p text:style-name="P28"><text:span text:style-name="T6">sed -i "3208c wsetup.home.toolids.course.3=sakai.summary.calendar" /sakai0/tomcat/sakai/sakai.properties;</text:span></text:p>
      <text:p text:style-name="P28"><text:span text:style-name="T6">sed -i "3209c wsetup.home.toolids.course.4=sakai.synoptic.messagecenter" /sakai0/tomcat/sakai/sakai.properties;</text:span></text:p>
      <text:p text:style-name="P28"><text:span text:style-name="T6">sed -i "3210c wsetup.home.toolids.course.5=sakai.synoptic.chat" /sakai0/tomcat/sakai/sakai.properties;</text:span></text:p>
      <text:p text:style-name="P29"/>
      <text:p text:style-name="P29"><text:soft-page-break/></text:p>
      <text:p text:style-name="P28"><text:span text:style-name="T6">sed -i "1219c timeoutDialogEnabled=true" /sakai0/tomcat/sakai/sakai.properties;</text:span></text:p>
      <text:p text:style-name="P28"><text:span text:style-name="T6">sed -i "1222c timeoutDialogWarningSeconds=600" /sakai0/tomcat/sakai/sakai.properties;</text:span></text:p>
      <text:p text:style-name="P29"/>
      <text:p text:style-name="P29"/>
      <text:p text:style-name="P28"><text:span text:style-name="T6">sed -i "351c username@javax.sql.BaseDataSource=`echo </text:span><text:span text:style-name="T6"><office:annotation office:name="__Annotation__224_3542370295"><dc:creator>Izxxc Florez</dc:creator><dc:date>2019-04-02T18:55:57</dc:date><text:p><text:span text:style-name="T17">Usuario de Base de Datos</text:span></text:p></office:annotation></text:span><text:span text:style-name="T6">usersakai</text:span><office:annotation-end office:name="__Annotation__224_3542370295"/><text:span text:style-name="T6">`" /sakai0/tomcat/sakai/sakai.properties;</text:span></text:p>
      <text:p text:style-name="P28"><text:span text:style-name="T6">sed -i "352c password@javax.sql.BaseDataSource=`echo </text:span><text:span text:style-name="T6"><office:annotation office:name="__Annotation__230_3542370295"><dc:creator>Izxxc Florez</dc:creator><dc:date>2019-04-02T18:56:16</dc:date><text:p><text:span text:style-name="T17">Password de Base de datos</text:span></text:p></office:annotation></text:span><text:span text:style-name="T6">sakaipass</text:span><office:annotation-end office:name="__Annotation__230_3542370295"/><text:span text:style-name="T6">`" /sakai0/tomcat/sakai/sakai.properties;</text:span></text:p>
      <text:p text:style-name="P28"><text:span text:style-name="T6">sed -i "368c vendor@org.sakaiproject.db.api.SqlService=mysql" /sakai0/tomcat/sakai/sakai.properties;</text:span></text:p>
      <text:p text:style-name="P28"><text:span text:style-name="T6">sed -i "369c driverClassName@javax.sql.BaseDataSource=com.mysql.jdbc.Driver" /sakai0/tomcat/sakai/sakai.properties;</text:span></text:p>
      <text:p text:style-name="P28"><text:span text:style-name="T6">sed -i "370c hibernate.dialect=org.hibernate.dialect.MySQL5InnoDBDialect" /sakai0/tomcat/sakai/sakai.properties;</text:span></text:p>
      <text:p text:style-name="P28"><text:span text:style-name="T6">sed -i "371c url@javax.sql.BaseDataSource=jdbc:mysql://127.0.0.1:3306/`echo </text:span><text:span text:style-name="T6"><office:annotation office:name="__Annotation__239_3542370295"><dc:creator>Izxxc Florez</dc:creator><dc:date>2019-04-02T18:56:41</dc:date><text:p><text:span text:style-name="T17">Nombre Base de Datos</text:span></text:p></office:annotation></text:span><text:span text:style-name="T6">sakaidb</text:span><office:annotation-end office:name="__Annotation__239_3542370295"/><text:span text:style-name="T6">`?useUnicode=true&amp;characterEncoding=UTF-8" /sakai0/tomcat/sakai/sakai.properties;</text:span></text:p>
      <text:p text:style-name="P28"><text:span text:style-name="T6">sed -i "372c validationQuery@javax.sql.BaseDataSource=select 1 from DUAL" /sakai0/tomcat/sakai/sakai.properties;</text:span></text:p>
      <text:p text:style-name="P28"><text:span text:style-name="T6">sed -i "373c defaultTransactionIsolationString@javax.sql.BaseDataSource=TRANSACTION_READ_COMMITTED" /sakai0/tomcat/sakai/sakai.properties;</text:span></text:p>
      <text:p text:style-name="P29"/>
      <text:p text:style-name="P27"><text:span text:style-name="T2">Permiso de acceso</text:span></text:p>
      <text:p text:style-name="P28"><text:span text:style-name="T6">chown -R </text:span><text:span text:style-name="T6"><office:annotation office:name="__Annotation__248_3542370295"><dc:creator>Izxxc Florez</dc:creator><dc:date>2019-04-02T18:57:34</dc:date><text:p><text:span text:style-name="T17">Usuario Root de Os</text:span></text:p></office:annotation></text:span><text:span text:style-name="T6">ubuntu</text:span><office:annotation-end office:name="__Annotation__248_3542370295"/><text:span text:style-name="T6">:ubuntu /sakai0/tomcat &amp;&amp; chmod -R 775 /sakai0/tomcat;</text:span></text:p>
      <text:p text:style-name="P28"><text:span text:style-name="T6">chown -R ubuntu:ubuntu /sakai0/sakai &amp;&amp; chmod -R 775 /sakai0/sakai;</text:span></text:p>
      <text:p text:style-name="P28"><text:span text:style-name="T6">chown ubuntu:ubuntu -R /sakai0/apache-tomcat-8.5.38 &amp;&amp; chmod -R 775 /sakai0/apache-tomcat-8.5.38;</text:span></text:p>
      <text:p text:style-name="P29"/>
      <text:p text:style-name="P27"><text:span text:style-name="T2">Iniciar Servicio</text:span></text:p>
      <text:p text:style-name="P28"><text:span text:style-name="T6">cd /sakai0/tomcat/bin;</text:span></text:p>
      <text:p text:style-name="P28"><text:soft-page-break/><text:span text:style-name="T6">./startup.sh &amp;&amp; tail -f ../logs/catalina.out;</text:span></text:p>
      <text:p text:style-name="P3"><text:span text:style-name="T6"><text:tab/></text:span><text:span text:style-name="T2">Detener Servicio </text:span></text:p>
      <text:p text:style-name="P28"><text:span text:style-name="T6">cd /sakai0/tomcat/bin;</text:span></text:p>
      <text:p text:style-name="P28"><text:span text:style-name="T6">./shutdown.sh</text:span></text:p>
      <text:p text:style-name="P29"/>
      <text:p text:style-name="P29"/>
      <text:p text:style-name="P29"/>
      <text:p text:style-name="P29"/>
      <text:p text:style-name="P27"><text:span text:style-name="T12">Instalación de Scorm y/u otros módulos de sakai</text:span></text:p>
      <text:p text:style-name="P27"><text:span text:style-name="T2"><text:s/>Detenga el servicio </text:span></text:p>
      <text:p text:style-name="P28"><text:span text:style-name="T6">cd /sakai0/tomcat/bin;</text:span></text:p>
      <text:p text:style-name="P28"><text:span text:style-name="T6">./shutdown.sh</text:span></text:p>
      <text:p text:style-name="P27"><text:span text:style-name="T2">Descargue Scorm</text:span></text:p>
      <text:p text:style-name="P31"><text:span text:style-name="T6"><text:s text:c="2"/>cd /sakai0 </text:span></text:p>
      <text:p text:style-name="P31"><text:span text:style-name="T2"><text:tab/></text:span><text:span text:style-name="T6">git clone -b 12.x </text:span><text:a xlink:type="simple" xlink:href="https://github.com/sakaicontrib/SCORM.2004.3ED.RTE" text:style-name="ListLabel_20_19" text:visited-style-name="ListLabel_20_19"><text:span text:style-name="T13">https://github.com/sakaicontrib/SCORM.2004.3ED.RTE</text:span></text:a></text:p>
      <text:p text:style-name="P32"/>
      <text:p text:style-name="P31"><text:span text:style-name="T6"><text:s/></text:span></text:p>
      <text:p text:style-name="P3"><text:span text:style-name="T6"><text:tab/></text:span><text:span text:style-name="T2">Ingrese a carpeta SCORM</text:span></text:p>
      <text:p text:style-name="P28"><text:span text:style-name="T6">cd /sakai0/SCORM.2004.3ED.RTE</text:span></text:p>
      <text:p text:style-name="P6"/>
      <text:p text:style-name="P27"><text:span text:style-name="T2">compile </text:span></text:p>
      <text:p text:style-name="P28"><text:soft-page-break/><text:span text:style-name="T6">mvn clean install sakai:deploy -Dmaven.tomcat.home=/sakai0/tomcat -Dsakai.home=/sakai0/tomcat/sakai -Djava.net.preferIPv4Stack=true -Dmaven.test.skip=true &gt; /sakai0/logs-implementacion/imp-sakai.log;</text:span></text:p>
      <text:p text:style-name="P29"/>
      <text:p text:style-name="P29"/>
      <text:p text:style-name="P29"/>
      <text:p text:style-name="P28"><text:span text:style-name="T2">Nota: Para la instalación de certification, mpl-informe, mpl-informes-XT; realice los mismo procedimientos para la instalación de SCORM. </text:span></text:p>
      <text:p text:style-name="P28"><text:span text:style-name="T2">Nota: modifique los archivos pom de las carpetas y coloque en Version: la version de sakai en este caso la mas reciente de sakai 12 es la 12.6 </text:span></text:p>
      <text:p text:style-name="P28"><text:span text:style-name="T2">quedara algo asi &lt;version&gt;12.6&lt;\version&gt;</text:span></text:p>
      <text:p text:style-name="P30"/>
      <text:p text:style-name="P4"/>
      <text:p text:style-name="P4"/>
      <text:p text:style-name="P3"><text:span text:style-name="T14">Skin</text:span></text:p>
      <text:p text:style-name="P8"/>
      <text:p text:style-name="P3"><text:span text:style-name="T14">Primero realice una copia de la skin actual, la cual la puede encontrar en la carpeta /sakai0/tomcat/webapps/library/skin/morpheus-default, donde “mospheus-default” es la carpeta de la Skin.</text:span></text:p>
      <text:p text:style-name="P8"/>
      <text:p text:style-name="P3"><text:span text:style-name="T2">Para la personalización de skin de sakai diríjase a la carpeta de descarga de sakai en “/sakai0/sakai/library/src/morpheus-master/sass/ “ haga una copia de _defaults.scss y copielo en la carpeta examples con el nombre deseado manteniendo la extencion “_sunombre.</text:span><text:span text:style-name="T2"><office:annotation office:name="__Annotation__285_3542370295"><dc:creator>Izxxc Florez</dc:creator><dc:date>2019-04-02T19:36:29</dc:date><text:p><text:span text:style-name="T17">Los scss es una asignación de variables para la manipulación de css, <text:s/>cuando usted crea una variable o modifica una; todas las instancias que llamen a esa variable se verán afectadas teniendo así una mejor manejo de codificación de styles, así solo tiene que modificar la variable para que el cambio se realice en todas la clases y no modificar cada clase.</text:span></text:p></office:annotation></text:span><text:span text:style-name="T2">scss</text:span><office:annotation-end office:name="__Annotation__285_3542370295"/><text:span text:style-name="T2">” </text:span></text:p>
      <text:p text:style-name="P4"/>
      <text:p text:style-name="P3"><text:span text:style-name="T2">abra el archivo copiado y realice la modificaciones necesarias para cambiar el aspecto visual de sakai. </text:span></text:p>
      <text:p text:style-name="P4"/>
      <text:p text:style-name="P3"><text:span text:style-name="T2">modifique la variables con los nuevos colores.</text:span></text:p>
      <text:p text:style-name="P4"/>
      <text:p text:style-name="P3"><text:span text:style-name="T2">despues de reazlizar las modificaciones a <text:s/>_sunombre.scss guardelo</text:span></text:p>
      <text:p text:style-name="P4"><text:soft-page-break/></text:p>
      <text:p text:style-name="P3"><text:span text:style-name="T2">retroceda a la carpeta del arbol “library” y ejecute el siguiente comando </text:span></text:p>
      <text:p text:style-name="Standard"><text:span text:style-name="T6">cd /sakai0/sakai/library/</text:span></text:p>
      <text:p text:style-name="P3"><text:span text:style-name="T6">mvn clean install sakai:deploy -Dmaven.tomcat.home=/sakai0/tomcat -Dsakai.home=/sakai0/tomcat/sakai -Djava.net.preferIPv4Stack=true -Dmaven.test.skip=true </text:span><text:span text:style-name="T15">-Dsakai.skin.customization.file=./src/morpheus-master/sass/examples/_sunombre.scss</text:span></text:p>
      <text:p text:style-name="P9"/>
      <text:p text:style-name="P3"><text:span text:style-name="T16">después de compilar. Ejecute la instancia de tomcat y disfrute de su nuevo aspecto. </text:span></text:p>
      <text:p text:style-name="P10"/>
      <text:p text:style-name="P3"><text:span text:style-name="T16"><office:annotation office:name="__Annotation__298_3542370295"><dc:creator>Izxxc Florez</dc:creator><dc:date>2019-04-02T19:46:52</dc:date><text:p><text:span text:style-name="T17">cada compilacion modificara la skin principal, sino hace una copia de la carpeta se perdera la skin original u otra que haya creado</text:span></text:p></office:annotation></text:span><text:span text:style-name="T16">si quiere tener varias skin realice este proceso varias veces copiando la carpeta morpheus-default y cambiandole el nombre y guardarlo en la carpeta skin</text:span><office:annotation-end office:name="__Annotation__298_3542370295"/></text:p>
      <text:p text:style-name="P10"/>
      <text:p text:style-name="P3"><text:span text:style-name="T16"><text:s text:c="2"/></text:span></text:p>
      <text:p text:style-name="P29"/>
      <text:p text:style-name="P29"/>
      <text:p text:style-name="P29"/>
      <text:p text:style-name="P29"/>
      <text:p text:style-name="P29"/>
      <text:p text:style-name="P29"/>
      <text:p text:style-name="P29"/>
      <text:p text:style-name="P29"/>
      <text:p text:style-name="P29"/>
      <text:p text:style-name="P29"/>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Consolas" fo:font-family="Consolas" style:font-family-generic="roman" style:font-pitch="variable" fo:font-size="10pt" style:text-underline-style="solid" style:text-underline-width="auto" style:text-underline-color="font-color" style:font-name-asian="Consolas1" style:font-family-asian="Consolas" style:font-family-generic-asian="system" style:font-pitch-asian="variable" style:font-size-asian="10pt" style:font-name-complex="Consolas1" style:font-family-complex="Consolas"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4in" fo:page-height="8.5in" style:num-format="1" style:print-orientation="portrait" fo:margin-top="0.7866in" fo:margin-bottom="0.7866in" fo:margin-left="0.7866in" fo:margin-right="0.7866in" style:writing-mode="lr-tb" style:layout-grid-color="#c0c0c0" style:layout-grid-lines="1759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1" meta:paragraph-count="163" meta:word-count="897" meta:character-count="10959" meta:non-whitespace-character-count="10124"/>
    <meta:generator>LibreOfficeDev/6.0.5.2$Linux_X86_64 LibreOffice_project/</meta:generator>
  </office:meta>
</office:document-meta>
</file>